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6000001A7C3872C5C0AE21284.png" manifest:media-type="image/png"/>
  <manifest:file-entry manifest:full-path="Pictures/1000020100000514000001E0B64F97FF1BA650BE.png" manifest:media-type="image/png"/>
  <manifest:file-entry manifest:full-path="Pictures/10000201000004EA00000253D9DD8C21B195A3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23.94cm" svg:height="11.322cm" draw:z-index="0"><draw:image xlink:href="Pictures/10000201000004EA00000253D9DD8C21B195A3F6.png" xlink:type="simple" xlink:show="embed" xlink:actuate="onLoad" loext:mime-type="image/png"/></draw:frame></text:p>
      <text:p text:style-name="P1"><draw:frame draw:style-name="fr1" draw:name="Image2" text:anchor-type="char" svg:x="0cm" svg:y="4.339cm" svg:width="23.94cm" svg:height="8.839cm" draw:z-index="1"><draw:image xlink:href="Pictures/1000020100000514000001E0B64F97FF1BA650BE.png" xlink:type="simple" xlink:show="embed" xlink:actuate="onLoad" loext:mime-type="image/png"/></draw:frame></text:p>
      <text:p text:style-name="P1"><draw:frame draw:style-name="fr1" draw:name="Image3" text:anchor-type="char" svg:x="0cm" svg:y="3.651cm" svg:width="23.94cm" svg:height="7.777cm" draw:z-index="2"><draw:image xlink:href="Pictures/1000020100000516000001A7C3872C5C0AE212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0:14:41.232839076</meta:creation-date>
    <dc:date>2020-11-16T00:20:52.005480401</dc:date>
    <meta:editing-duration>PT6M11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4.6.2$Linux_X86_64 LibreOffice_project/40$Build-2</meta:generator>
  </office:meta>
</office:document-meta>
</file>